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P2</text:p>
      <text:p text:style-name="Standard"/>
      <text:p text:style-name="Standard">w=w-mu(epsillon)</text:p>
      <text:p text:style-name="Standard"/>
      <text:p text:style-name="Standard">mu=1/nbelem</text:p>
      <text:p text:style-name="Standard"/>
      <text:p text:style-name="Standard">multiplication des coordonnées d'1 pt par 1 coeff</text:p>
      <text:p text:style-name="Standard"/>
      <text:p text:style-name="Standard">def mulrpp (point,coeff):</text:p>
      <text:p text:style-name="Standard"><text:tab/>ret=[]</text:p>
      <text:p text:style-name="Standard"><text:tab/>for I in range(len(point))</text:p>
      <text:p text:style-name="Standard"><text:tab/><text:tab/>ret.append(point[i]*coeff)</text:p>
      <text:p text:style-name="Standard"><text:tab/>return ret</text:p>
      <text:p text:style-name="Standard"/>
      <text:p text:style-name="Standard">def pointbarre(point):</text:p>
      <text:p text:style-name="Standard"><text:tab/>return[1.,point[0],point[1]]</text:p>
      <text:p text:style-name="Standard"/>
      <text:p text:style-name="Standard">somme des coordonnées de 2 pts =&gt;1pts</text:p>
      <text:p text:style-name="Standard"/>
      <text:p text:style-name="Standard">def addpp(point1,point2):</text:p>
      <text:p text:style-name="Standard"><text:tab/>ret=[]</text:p>
      <text:p text:style-name="Standard"><text:tab/>for i in range(len(point1)):</text:p>
      <text:p text:style-name="Standard"><text:tab/><text:tab/>ret.append(point1[i]+point2[i])</text:p>
      <text:p text:style-name="Standard"><text:tab/>return r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1-29T16:01:04</meta:creation-date>
    <meta:generator>OpenOffice.org/3.4.1$Unix OpenOffice.org_project/341m1$Build-9593</meta:generator>
    <dc:date>2014-01-29T17:54:34</dc:date>
    <dc:creator>Daniel Veysseire</dc:creator>
    <meta:editing-duration>PT1H53M34S</meta:editing-duration>
    <meta:editing-cycles>9</meta:editing-cycles>
    <meta:document-statistic meta:table-count="0" meta:image-count="0" meta:object-count="0" meta:page-count="1" meta:paragraph-count="17" meta:word-count="42" meta:character-count="370"/>
  </office:meta>
</office:document-meta>
</file>